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39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size-complex="12pt"/>
    </style:style>
    <style:style style:name="T4" style:family="text">
      <style:text-properties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6.545cm" svg:height="6.631cm" svg:x="1.437cm" svg:y="2.487cm">
          <draw:text-box>
            <text:p><text:span text:style-name="T1">&lt;html&gt;</text:span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title&gt;Title1&lt;/title&gt;</text:span></text:p>
            <text:p><text:span text:style-name="T1"><text:s text:c="2"/></text:span><text:span text:style-name="T1">&lt;/head&gt;</text:span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 id=”head_1”&gt;</text:span></text:p>
            <text:p><text:span text:style-name="T1"><text:tab/></text:span><text:span text:style-name="T1">Head1</text:span></text:p>
            <text:p><text:span text:style-name="T1"><text:s text:c="4"/></text:span><text:span text:style-name="T1">&lt;/h1&gt;</text:span></text:p>
            <text:p><text:span text:style-name="T1"><text:s text:c="4"/></text:span><text:span text:style-name="T1">&lt;p&gt;Content&lt;/p&gt;</text:span></text:p>
            <text:p><text:span text:style-name="T1"><text:s text:c="2"/></text:span><text:span text:style-name="T1">&lt;/body&gt;</text:span></text:p>
            <text:p><text:span text:style-name="T1">&lt;/html&gt;</text:span> </text:p>
          </draw:text-box>
        </draw:frame>
        <draw:custom-shape draw:style-name="gr2" draw:text-style-name="P2" draw:id="id6" draw:layer="layout" svg:width="3.238cm" svg:height="1.206cm" svg:x="12.94cm" svg:y="1.777cm">
          <text:p text:style-name="P1"><text:span text:style-name="T2">Root tag node</text:span></text:p>
          <text:p text:style-name="P1"><text:span text:style-name="T2">&lt;html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2.761cm" svg:height="1.206cm" svg:x="8.913cm" svg:y="6.171cm">
          <text:p text:style-name="P2"><text:span text:style-name="T3">Tag node</text:span></text:p>
          <text:p text:style-name="P2"><text:span text:style-name="T3">&lt;titl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.761cm" svg:height="1.206cm" svg:x="16.509cm" svg:y="4.188cm">
          <text:p text:style-name="P2"><text:span text:style-name="T3">Tag node</text:span></text:p>
          <text:p text:style-name="P2"><text:span text:style-name="T3">&lt;body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2.761cm" svg:height="1.206cm" svg:x="8.913cm" svg:y="4.188cm">
          <text:p text:style-name="P3"><text:span text:style-name="T3">Tag node</text:span></text:p>
          <text:p text:style-name="P3"><text:span text:style-name="T3">&lt;head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3" draw:layer="layout" svg:width="2.761cm" svg:height="1.206cm" svg:x="18.154cm" svg:y="6.171cm">
          <text:p text:style-name="P2"><text:span text:style-name="T3">Tag node</text:span></text:p>
          <text:p text:style-name="P2"><text:span text:style-name="T3">&lt;p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2.761cm" svg:height="1.206cm" svg:x="15.015cm" svg:y="6.171cm">
          <text:p text:style-name="P2"><text:span text:style-name="T3">Tag node</text:span></text:p>
          <text:p text:style-name="P2"><text:span text:style-name="T3">&lt;h1&gt;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7.889cm" svg:y1="5.394cm" svg:x2="16.395cm" svg:y2="6.171cm" draw:start-shape="id1" draw:start-glue-point="2" draw:end-shape="id2" draw:end-glue-point="0" svg:d="m17889 5394v389h-1494v388">
          <text:p/>
        </draw:connector>
        <draw:connector draw:style-name="gr3" draw:text-style-name="P3" draw:layer="layout" svg:x1="17.889cm" svg:y1="5.394cm" svg:x2="19.534cm" svg:y2="6.171cm" draw:start-shape="id1" draw:start-glue-point="2" draw:end-shape="id3" draw:end-glue-point="0" svg:d="m17889 5394v389h1645v388">
          <text:p/>
        </draw:connector>
        <draw:connector draw:style-name="gr3" draw:text-style-name="P3" draw:layer="layout" svg:x1="10.293cm" svg:y1="5.394cm" svg:x2="10.293cm" svg:y2="6.171cm" draw:start-shape="id4" draw:start-glue-point="2" draw:end-shape="id5" draw:end-glue-point="0" svg:d="m10293 5394v777">
          <text:p/>
        </draw:connector>
        <draw:custom-shape draw:style-name="gr2" draw:text-style-name="P2" draw:id="id10" draw:layer="layout" svg:width="2.414cm" svg:height="1.23cm" svg:x="12.233cm" svg:y="6.159cm">
          <text:p text:style-name="P2"><text:span text:style-name="T3">Attribute</text:span></text:p>
          <text:p text:style-name="P2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7" draw:layer="layout" svg:width="2.655cm" svg:height="1.114cm" svg:x="8.966cm" svg:y="8.174cm">
          <text:p text:style-name="P2"><text:span text:style-name="T3">Text node</text:span></text:p>
          <text:p text:style-name="P2"><text:span text:style-name="T3">“</text:span><text:span text:style-name="T3">Title1”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id="id8" draw:layer="layout" svg:width="2.655cm" svg:height="1.114cm" svg:x="15.068cm" svg:y="8.174cm">
          <text:p text:style-name="P3"><text:span text:style-name="T4">Text node</text:span></text:p>
          <text:p text:style-name="P3"><text:span text:style-name="T4">“</text:span><text:span text:style-name="T4">Head1”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id="id9" draw:layer="layout" svg:width="2.655cm" svg:height="1.114cm" svg:x="18.207cm" svg:y="8.174cm">
          <text:p text:style-name="P3">Text node</text:p>
          <text:p text:style-name="P3">“Content”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4.559cm" svg:y1="2.983cm" svg:x2="10.293cm" svg:y2="4.188cm" draw:start-shape="id6" draw:start-glue-point="2" draw:end-shape="id4" draw:end-glue-point="0" svg:d="m14559 2983v603h-4266v602">
          <text:p/>
        </draw:connector>
        <draw:connector draw:style-name="gr3" draw:text-style-name="P1" draw:layer="layout" svg:x1="14.559cm" svg:y1="2.983cm" svg:x2="17.889cm" svg:y2="4.188cm" draw:start-shape="id6" draw:start-glue-point="2" draw:end-shape="id1" draw:end-glue-point="0" svg:d="m14559 2983v603h3330v602">
          <text:p/>
        </draw:connector>
        <draw:connector draw:style-name="gr3" draw:text-style-name="P1" draw:layer="layout" svg:x1="10.293cm" svg:y1="7.377cm" svg:x2="10.293cm" svg:y2="8.174cm" draw:start-shape="id5" draw:start-glue-point="2" draw:end-shape="id7" draw:end-glue-point="4" svg:d="m10293 7377v797">
          <text:p/>
        </draw:connector>
        <draw:connector draw:style-name="gr3" draw:text-style-name="P1" draw:layer="layout" svg:x1="16.395cm" svg:y1="7.377cm" svg:x2="16.395cm" svg:y2="8.174cm" draw:start-shape="id2" draw:start-glue-point="2" draw:end-shape="id8" draw:end-glue-point="4" svg:d="m16395 7377v797">
          <text:p/>
        </draw:connector>
        <draw:connector draw:style-name="gr3" draw:text-style-name="P1" draw:layer="layout" svg:x1="19.534cm" svg:y1="7.377cm" svg:x2="19.534cm" svg:y2="8.174cm" draw:start-shape="id3" draw:start-glue-point="2" draw:end-shape="id9" draw:end-glue-point="4" svg:d="m19534 7377v797">
          <text:p/>
        </draw:connector>
        <draw:connector draw:style-name="gr3" draw:text-style-name="P1" draw:layer="layout" svg:x1="14.647cm" svg:y1="6.773cm" svg:x2="15.015cm" svg:y2="6.774cm" draw:start-shape="id10" draw:start-glue-point="10" draw:end-shape="id2" draw:end-glue-point="3" svg:d="m14647 6773h184v1h184">
          <text:p/>
        </draw:connector>
        <draw:frame draw:style-name="gr4" draw:layer="layout" svg:width="1.268cm" svg:height="0.992cm" svg:x="3.607cm" svg:y="9.658cm">
          <draw:text-box>
            <text:p>(a)</text:p>
          </draw:text-box>
        </draw:frame>
        <draw:frame draw:style-name="gr4" draw:layer="layout" svg:width="1.268cm" svg:height="0.992cm" svg:x="14.505cm" svg:y="9.803cm">
          <draw:text-box>
            <text:p>(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1T02:04:08</meta:creation-date>
    <dc:date>2012-05-21T14:16:20</dc:date>
    <meta:editing-duration>PT11H57M02S</meta:editing-duration>
    <meta:editing-cycles>7</meta:editing-cycles>
    <meta:generator>OpenOffice.org/3.0$Linux OpenOffice.org_project/300m15$Build-9379</meta:gener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